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miRegistryFactoryBean.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miRegistryFactoryBean.isLo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RegistryFactoryBean.is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Registry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RegistryFactoryBean.setCreate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RegistryFactoryBean.setLocate( boolean lo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RegistryFactoryBean.afterPropertiesSe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miRegistryFactoryBean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RegistryFactoryBean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Registry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Registry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